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de travail – application web.</text:p>
      <text:p text:style-name="Standard"/>
      <text:p text:style-name="Standard">Mardi 19 02 : 10h-11h. </text:p>
      <text:p text:style-name="Standard"/>
      <text:p text:style-name="Standard">Programmation de l'inscription (sécurité : ne pas faire circuler les mots de passe.)</text:p>
      <text:p text:style-name="Standard">13h30 – 15h. Réunion d'équipe.</text:p>
      <text:list xml:id="list34185234" text:style-name="L1">
        <text:list-item>
          <text:p text:style-name="P2">Attentes Mualt ?</text:p>
        </text:list-item>
      </text:list>
      <text:h text:style-name="Heading_20_1" text:outline-level="1">Critères de validation :</text:h>
      <text:list xml:id="list36167293" text:continue-numbering="true" text:style-name="L1">
        <text:list-item>
          <text:list>
            <text:list-item>
              <text:p text:style-name="P2">Usagers :</text:p>
              <text:list>
                <text:list-item>
                  <text:p text:style-name="P2">avoir accès à la page (référencement)</text:p>
                </text:list-item>
                <text:list-item>
                  <text:p text:style-name="P2">pouvoir créer un compte</text:p>
                </text:list-item>
                <text:list-item>
                  <text:p text:style-name="P2">ne pas risquer de voir son mot de passe capté</text:p>
                </text:list-item>
                <text:list-item>
                  <text:p text:style-name="P2">sécurisé les données privées (protéger l'accès)</text:p>
                </text:list-item>
                <text:list-item>
                  <text:p text:style-name="P2">pouvoir fermer sa connexion</text:p>
                </text:list-item>
                <text:list-item>
                  <text:p text:style-name="P2">trouver un lapin en moins de 3 clics (après login)</text:p>
                </text:list-item>
                <text:list-item>
                  <text:p text:style-name="P2">rendre visible toutes les fonctionnalités depuis la page d'accueil.</text:p>
                </text:list-item>
                <text:list-item>
                  <text:p text:style-name="P2"/>
                </text:list-item>
              </text:list>
            </text:list-item>
            <text:list-item>
              <text:p text:style-name="P2">Le client </text:p>
              <text:list>
                <text:list-item>
                  <text:p text:style-name="P2">site validé par la CNIL</text:p>
                </text:list-item>
                <text:list-item>
                  <text:p text:style-name="P2">sans bugs</text:p>
                </text:list-item>
                <text:list-item>
                  <text:p text:style-name="P2">Les fonctionnalités de base (respect du cahier des charges) <text:s/>: </text:p>
                  <text:list>
                    <text:list-item>
                      <text:p text:style-name="P2">page de profil lapin, </text:p>
                      <text:list>
                        <text:list-item>
                          <text:p text:style-name="P2">édition</text:p>
                        </text:list-item>
                        <text:list-item>
                          <text:p text:style-name="P2">modification</text:p>
                        </text:list-item>
                        <text:list-item>
                          <text:p text:style-name="P2">ajout retrait</text:p>
                        </text:list-item>
                        <text:list-item>
                          <text:p text:style-name="P2">mort d'un lapin ?</text:p>
                        </text:list-item>
                        <text:list-item>
                          <text:p text:style-name="P2">Filiation,</text:p>
                        </text:list-item>
                        <text:list-item>
                          <text:p text:style-name="P2">photo</text:p>
                        </text:list-item>
                        <text:list-item>
                          <text:p text:style-name="P2">texte de présentation</text:p>
                        </text:list-item>
                        <text:list-item>
                          <text:p text:style-name="P3">doit-on tout décrire ici ?</text:p>
                        </text:list-item>
                      </text:list>
                    </text:list-item>
                    <text:list-item>
                      <text:p text:style-name="P2">page de profil propriétaire, système de recherche de lapin, </text:p>
                    </text:list-item>
                  </text:list>
                </text:list-item>
                <text:list-item>
                  <text:p text:style-name="P2">site livré sur free (version php très contraignante)</text:p>
                </text:list-item>
                <text:list-item>
                  <text:p text:style-name="P2">régler les problèmes d'encodage</text:p>
                </text:list-item>
              </text:list>
            </text:list-item>
          </text:list>
        </text:list-item>
      </text:list>
      <text:p text:style-name="Standard"/>
      <text:h text:style-name="Heading_20_1" text:outline-level="1">Forum et messagerie</text:h>
      <text:p text:style-name="Text_20_body">(Travail de Florent)</text:p>
      <text:p text:style-name="Text_20_body">Forum en standby (si le temps le permet).</text:p>
      <text:p text:style-name="Text_20_body">La messagerie :</text:p>
      <text:list xml:id="list34562085" text:style-name="L2">
        <text:list-item>
          <text:p text:style-name="P1">bien avancée</text:p>
        </text:list-item>
        <text:list-item>
          <text:p text:style-name="P1">quasiment fonctionnelle pour les lapins</text:p>
        </text:list-item>
        <text:list-item>
          <text:p text:style-name="P1">démo de Florent (en local – pas encore opérationnelle sous free)</text:p>
          <text:list>
            <text:list-item>
              <text:p text:style-name="P1">un formulaire permet de créer une discussion (bdd)</text:p>
            </text:list-item>
            <text:list-item>
              <text:p text:style-name="P1">sur la page d'un lapin, on peut lister les fils de discussion, et lire les fils</text:p>
            </text:list-item>
            <text:list-item>
              <text:p text:style-name="P1"><text:soft-page-break/>possibilité de ne répondre qu'au dernier message (en fin de fil ? À voir)</text:p>
            </text:list-item>
          </text:list>
        </text:list-item>
      </text:list>
      <text:p text:style-name="Text_20_body"/>
      <text:h text:style-name="Heading_20_1" text:outline-level="1">Logo</text:h>
      <text:p text:style-name="Text_20_body">Cyril termine le logo (avec InkScape), il redonne de l'épaisseur, le rend plus régulier et écrit lapinette autour.</text:p>
      <text:p text:style-name="Text_20_body">Il accrochera le logo sur son frigo.</text:p>
      <text:h text:style-name="Heading_20_1" text:outline-level="1">Ossature de site</text:h>
      <text:p text:style-name="Text_20_body">Index.php : la page du site.</text:p>
      <text:p text:style-name="Text_20_body">@ Initialise les variables php</text:p>
      <text:p text:style-name="Text_20_body">@ Dans la section id='contenu' :</text:p>
      <text:p text:style-name="Text_20_body">&lt;?php include(cadre.inc.php) ?&gt;</text:p>
      <text:p text:style-name="Text_20_body">@ Dans cadre.inc.php :</text:p>
      <text:p text:style-name="Text_20_body">if ($_GET['page']=='login') include(login.inc.php);</text:p>
      <text:p text:style-name="Text_20_body">etc...</text:p>
      <text:p text:style-name="Text_20_body"/>
      <text:p text:style-name="Standard"/>
      <text:p text:style-name="Standard">Programmation page logi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9T13:58:20.73</meta:creation-date>
    <dc:date>2013-02-19T16:01:40.42</dc:date>
    <meta:editing-duration>PT01H48M06S</meta:editing-duration>
    <meta:editing-cycles>5</meta:editing-cycles>
    <meta:generator>OpenOffice.org/3.2$Win32 OpenOffice.org_project/320m18$Build-9502</meta:generator>
    <meta:document-statistic meta:table-count="0" meta:image-count="0" meta:object-count="0" meta:page-count="2" meta:paragraph-count="52" meta:word-count="313" meta:character-count="1736"/>
  </office:meta>
</office:document-meta>
</file>